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168.29mm"/>
    </style:style>
    <style:style style:name="co4" style:family="table-column">
      <style:table-column-properties fo:break-before="auto" style:column-width="4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Link For Code(Gist Link)</text:p>
          </table:table-cell>
          <table:table-cell office:value-type="string" calcext:value-type="string">
            <text:p>Image No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ltraSonic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&lt;script src="https://gist.github.com/umangsuthar/fa58423f2b2526ce0d7a3b489d60a276.js"&gt;&lt;/script&gt;</text:p>
          </table:table-cell>
          <table:table-cell office:value-type="string" calcext:value-type="string">
            <text:p>2_L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M35 Temprature </text:p>
          </table:table-cell>
          <table:table-cell office:value-type="string" calcext:value-type="string">
            <text:p>&lt;script src="https://gist.github.com/umangsuthar/257d85f53084002d9c175a6aedb174ad.js"&gt;&lt;/script&gt;</text:p>
          </table:table-cell>
          <table:table-cell office:value-type="string" calcext:value-type="string">
            <text:p>3_LM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R Motion</text:p>
          </table:table-cell>
          <table:table-cell office:value-type="string" calcext:value-type="string">
            <text:p>&lt;script src="https://gist.github.com/umangsuthar/3c93791b129c9dc9a3660b0c7de66f07.js"&gt;&lt;/script&gt;</text:p>
          </table:table-cell>
          <table:table-cell office:value-type="string" calcext:value-type="string">
            <text:p>4_PIR Mo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F Modu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ssure </text:p>
          </table:table-cell>
          <table:table-cell office:value-type="string" calcext:value-type="string">
            <text:p>&lt;script src="https://gist.github.com/umangsuthar/25afcc968f3e73f988ca99ed14108906.js"&gt;&lt;/script&gt;</text:p>
          </table:table-cell>
          <table:table-cell office:value-type="string" calcext:value-type="string">
            <text:p>6_Pressu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FI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&lt;script src="https://gist.github.com/umangsuthar/52804372f8973d42d0df229c0a884e6d.js"&gt;&lt;/script&gt;</text:p>
          </table:table-cell>
          <table:table-cell office:value-type="string" calcext:value-type="string">
            <text:p>8_Alcoh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&lt;script src="https://gist.github.com/umangsuthar/3b1accf22eb3771f5d714f6cb0d0efb6.js"&gt;&lt;/script&gt;</text:p>
          </table:table-cell>
          <table:table-cell office:value-type="string" calcext:value-type="string">
            <text:p>9_buzz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midity DHT11</text:p>
          </table:table-cell>
          <table:table-cell office:value-type="string" calcext:value-type="string">
            <text:p>&lt;script src="https://gist.github.com/umangsuthar/46209fe03a151b5032888b537df99989.js"&gt;&lt;/script&gt;</text:p>
          </table:table-cell>
          <table:table-cell office:value-type="string" calcext:value-type="string">
            <text:p>10_Humidity DHT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il Moisrure</text:p>
          </table:table-cell>
          <table:table-cell office:value-type="string" calcext:value-type="string">
            <text:p>&lt;script src="https://gist.github.com/umangsuthar/ec3504961e4a7f4c31fb1aa3abfa09bf.js"&gt;&lt;/script&gt;</text:p>
          </table:table-cell>
          <table:table-cell office:value-type="string" calcext:value-type="string">
            <text:p>11_soil moist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s Sensor Smoke</text:p>
          </table:table-cell>
          <table:table-cell office:value-type="string" calcext:value-type="string">
            <text:p>&lt;script src="https://gist.github.com/umangsuthar/5458199c057efd4dd4bc3f116b192e4f.js"&gt;&lt;/script&gt;</text:p>
          </table:table-cell>
          <table:table-cell office:value-type="string" calcext:value-type="string">
            <text:p>12_Gas Sensor Smoke</text:p>
          </table:table-cell>
        </table:table-row>
        <table:table-row table:style-name="ro1">
          <table:table-cell/>
          <table:table-cell office:value-type="string" calcext:value-type="string">
            <text:p>Gas Sensor LPG</text:p>
          </table:table-cell>
          <table:table-cell office:value-type="string" calcext:value-type="string">
            <text:p>&lt;script src="https://gist.github.com/umangsuthar/6501ce183dfd5b586d3f651ffb9d8015.js"&gt;&lt;/script&gt;</text:p>
          </table:table-cell>
          <table:table-cell office:value-type="string" calcext:value-type="string">
            <text:p>12_Gas Sensor LPG(Any Gas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&lt;script src="https://gist.github.com/umangsuthar/64a5fc1c50863de2191d27617f8a3682.js"&gt;&lt;/script&gt;</text:p>
          </table:table-cell>
          <table:table-cell office:value-type="string" calcext:value-type="string">
            <text:p>13_joystic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&lt;script src="https://gist.github.com/umangsuthar/a327337d135557349bbea33255ad1dc2.js"&gt;&lt;/script&gt;</text:p>
          </table:table-cell>
          <table:table-cell office:value-type="string" calcext:value-type="string">
            <text:p>14_Serv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in Water</text:p>
          </table:table-cell>
          <table:table-cell office:value-type="string" calcext:value-type="string">
            <text:p>&lt;script src="https://gist.github.com/umangsuthar/c3f4a668224ebe4c56b8a1d85a359fce.js"&gt;&lt;/script&gt;</text:p>
          </table:table-cell>
          <table:table-cell office:value-type="string" calcext:value-type="string">
            <text:p>15_Rain Wa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ls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i Color Led(RGB)</text:p>
          </table:table-cell>
          <table:table-cell office:value-type="string" calcext:value-type="string">
            <text:p>&lt;script src="https://gist.github.com/umangsuthar/45788c44334a64d4c1120dde6802dbbe.js"&gt;&lt;/script&gt;</text:p>
          </table:table-cell>
          <table:table-cell office:value-type="string" calcext:value-type="string">
            <text:p>17_Tri Color L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lex Sensor</text:p>
          </table:table-cell>
          <table:table-cell office:value-type="string" calcext:value-type="string">
            <text:p>&lt;script src="https://gist.github.com/umangsuthar/1372c2b3b6b3d62f03b66628be278732.js"&gt;&lt;/script&gt;</text:p>
          </table:table-cell>
          <table:table-cell office:value-type="string" calcext:value-type="string">
            <text:p>18_Flex Sens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&lt;script src="https://gist.github.com/umangsuthar/21c65df093533dcf515c0b4a9d9bf849.js"&gt;&lt;/script&gt;</text:p>
          </table:table-cell>
          <table:table-cell office:value-type="string" calcext:value-type="string">
            <text:p>19_potentiomet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ter Level</text:p>
          </table:table-cell>
          <table:table-cell office:value-type="string" calcext:value-type="string">
            <text:p>&lt;script src="https://gist.github.com/umangsuthar/d9e93d7dfd8384f5876ee73feed09e74.js"&gt;&lt;/script&gt;</text:p>
          </table:table-cell>
          <table:table-cell office:value-type="string" calcext:value-type="string">
            <text:p>20_Water Leve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C Moto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aly Module</text:p>
          </table:table-cell>
          <table:table-cell office:value-type="string" calcext:value-type="string">
            <text:p>&lt;script src="https://gist.github.com/umangsuthar/c29700c9dcb1ff9fd45983ad7b187813.js"&gt;&lt;/script&gt;</text:p>
          </table:table-cell>
          <table:table-cell office:value-type="string" calcext:value-type="string">
            <text:p>22_relay modu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&lt;script src="https://gist.github.com/umangsuthar/5f6a0faa771349fa654d5e01c2432e2f.js"&gt;&lt;/script&gt;</text:p>
          </table:table-cell>
          <table:table-cell office:value-type="string" calcext:value-type="string">
            <text:p>23_LE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ser Module</text:p>
          </table:table-cell>
          <table:table-cell office:value-type="string" calcext:value-type="string">
            <text:p>&lt;script src="https://gist.github.com/umangsuthar/0a9ca22030fa4f42803f95a61618c555.js"&gt;&lt;/script&gt;</text:p>
          </table:table-cell>
          <table:table-cell office:value-type="string" calcext:value-type="string">
            <text:p>24_Laser Modu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und Detection Sensor</text:p>
          </table:table-cell>
          <table:table-cell office:value-type="string" calcext:value-type="string">
            <text:p>&lt;script src="https://gist.github.com/umangsuthar/46e00b228a451e22c8a5f0bcd66ed846.js"&gt;&lt;/script&gt;</text:p>
          </table:table-cell>
          <table:table-cell office:value-type="string" calcext:value-type="string">
            <text:p>25_Sound Detecti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luetooth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bration Moto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pacitor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witch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R Senso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celerometer</text:p>
          </table:table-cell>
          <table:table-cell office:value-type="string" calcext:value-type="string">
            <text:p>&lt;script src="https://gist.github.com/umangsuthar/28792447baa54c7db56e0f08930d24cc.js"&gt;&lt;/script&gt;</text:p>
          </table:table-cell>
          <table:table-cell office:value-type="string" calcext:value-type="string">
            <text:p>31_Acceleromet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Flame Sensor Analog</text:p>
          </table:table-cell>
          <table:table-cell office:value-type="string" calcext:value-type="string">
            <text:p>&lt;script src="https://gist.github.com/umangsuthar/e51922bc2d51938ad5265a4e9667f5f9.js"&gt;&lt;/script&gt;</text:p>
          </table:table-cell>
          <table:table-cell office:value-type="string" calcext:value-type="string">
            <text:p>34_Flame Sensor Analog</text:p>
          </table:table-cell>
        </table:table-row>
        <table:table-row table:style-name="ro1">
          <table:table-cell/>
          <table:table-cell office:value-type="string" calcext:value-type="string">
            <text:p>Flame Sensor Digital</text:p>
          </table:table-cell>
          <table:table-cell office:value-type="string" calcext:value-type="string">
            <text:p>&lt;script src="https://gist.github.com/umangsuthar/be40ed5d0cd976298142733dc6792ce1.js"&gt;&lt;/script&gt;</text:p>
          </table:table-cell>
          <table:table-cell office:value-type="string" calcext:value-type="string">
            <text:p>34_Flame Sensor Digita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pcitive Proximity Senso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5:07:12.102436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2:26:16.264730796</meta:creation-date>
    <dc:date>2017-03-13T15:48:39.151322046</dc:date>
    <meta:editing-duration>PT2H23M57S</meta:editing-duration>
    <meta:editing-cycles>25</meta:editing-cycles>
    <meta:generator>LibreOffice/5.1.6.2$Linux_X86_64 LibreOffice_project/10m0$Build-2</meta:generator>
    <meta:document-statistic meta:table-count="1" meta:cell-count="129" meta:object-count="0"/>
  </office:meta>
</office:document-meta>
</file>